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579d1c" draw:marker-start-width="0.35cm" draw:marker-end-width="0.35cm" draw:fill-color="#579d1c" draw:opacity="50%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-opacity="50%"/>
    </style:style>
    <style:style style:name="gr2" style:family="graphic" style:parent-style-name="standard">
      <style:graphic-properties svg:stroke-width="0.05cm" svg:stroke-color="#579d1c" draw:marker-start-width="0.38cm" draw:marker-end-width="0.38cm" draw:fill-color="#579d1c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3" style:family="graphic" style:parent-style-name="standard">
      <style:graphic-properties svg:stroke-width="0.03cm" svg:stroke-color="#ff420e" draw:marker-start-width="0.35cm" draw:marker-end-width="0.35cm" draw:fill-color="#ff420e" draw:opacity="50%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-opacity="50%"/>
    </style:style>
    <style:style style:name="gr4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9" style:family="graphic" style:parent-style-name="standard">
      <style:graphic-properties svg:stroke-width="0.05cm" svg:stroke-color="#ff420e" draw:marker-start-width="0.38cm" draw:marker-end-width="0.38cm" draw:fill="none" draw:textarea-horizontal-align="right" draw:textarea-vertical-align="top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84d1" draw:marker-start-width="0.38cm" draw:marker-end-width="0.38cm" draw:fill="none" draw:textarea-horizontal-align="right" draw:textarea-vertical-align="top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579d1c" draw:marker-start-width="0.38cm" draw:marker-end-width="0.38cm" draw:fill="none" draw:textarea-horizontal-align="right" draw:textarea-vertical-align="top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ff420e" draw:marker-start-width="0.38cm" draw:marker-end-width="0.38cm" draw:fill-color="#ff420e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13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Sans Condensed'" style:font-family-generic="swiss" style:font-pitch="variable" fo:font-size="14pt" fo:text-shadow="1pt 1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text-shadow="1pt 1pt"/>
    </style:style>
    <style:style style:name="P5" style:family="paragraph">
      <style:paragraph-properties fo:text-align="center"/>
      <style:text-properties fo:color="#ff420e" fo:font-family="'DejaVu Sans Condensed'" style:font-family-generic="swiss" style:font-pitch="variable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fo:color="#0084d1" fo:text-shadow="1pt 1pt"/>
    </style:style>
    <style:style style:name="P7" style:family="paragraph">
      <style:paragraph-properties fo:text-align="center"/>
      <style:text-properties fo:color="#0084d1" fo:font-family="'DejaVu Sans Condensed'" style:font-family-generic="swiss" style:font-pitch="variable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P8" style:family="paragraph">
      <style:paragraph-properties fo:text-align="center"/>
      <style:text-properties fo:color="#579d1c" fo:text-shadow="1pt 1pt"/>
    </style:style>
    <style:style style:name="P9" style:family="paragraph">
      <style:paragraph-properties fo:text-align="center"/>
      <style:text-properties fo:color="#579d1c" fo:font-family="'DejaVu Sans Condensed'" style:font-family-generic="swiss" style:font-pitch="variable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P10" style:family="paragraph">
      <style:paragraph-properties fo:text-align="center"/>
      <style:text-properties fo:color="#ffffff" fo:text-shadow="1pt 1pt"/>
    </style:style>
    <style:style style:name="P11" style:family="paragraph">
      <style:text-properties fo:color="#004586" fo:font-family="'DejaVu Sans Condensed'" style:font-family-generic="swiss" style:font-pitch="variable" fo:font-weight="bold" style:font-weight-asian="bold" style:font-weight-complex="bold"/>
    </style:style>
    <style:style style:name="P12" style:family="paragraph">
      <style:paragraph-properties fo:text-align="center"/>
      <style:text-properties fo:color="#000000" fo:font-size="16pt" style:font-size-asian="16pt" style:font-size-complex="16pt"/>
    </style:style>
    <style:style style:name="P13" style:family="paragraph">
      <style:paragraph-properties fo:text-align="center"/>
      <style:text-properties fo:color="#000000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420e" fo:font-family="'DejaVu Sans Condensed'" style:font-family-generic="swiss" style:font-pitch="variable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color="#0084d1" fo:font-family="'DejaVu Sans Condensed'" style:font-family-generic="swiss" style:font-pitch="variable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color="#579d1c" fo:font-family="'DejaVu Sans Condensed'" style:font-family-generic="swiss" style:font-pitch="variable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ffffff" fo:font-family="'DejaVu Sans Condensed'" style:font-family-generic="swiss" style:font-pitch="variable" fo:font-size="14pt" fo:text-shadow="1pt 1pt" fo:font-weight="bold" style:font-size-asian="14pt" style:font-weight-asian="bold" style:font-size-complex="14pt" style:font-weight-complex="bold"/>
    </style:style>
    <style:style style:name="T6" style:family="text">
      <style:text-properties fo:color="#004586" fo:font-family="'DejaVu Sans Condensed'" style:font-family-generic="swiss" style:font-pitch="variable" fo:font-weight="bold" style:font-weight-asian="bold" style:font-weight-complex="bold"/>
    </style:style>
    <style:style style:name="T7" style:family="text">
      <style:text-properties fo:color="#000000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374cm" svg:height="2cm" svg:x="1.426cm" svg:y="5.8cm">
          <text:p/>
          <draw:enhanced-geometry svg:viewBox="0 0 21600 21600" draw:mirror-horizontal="true" draw:type="line-callout-1" draw:modifiers="-49747.2 13191.0044977511 -1593.6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2" draw:layer="layout" svg:width="3.375cm" svg:height="1.625cm" svg:x="8.55cm" svg:y="5.925cm">
          <text:p text:style-name="P2">programme</text:p>
          <text:p text:style-name="P2">utilisateu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75cm" svg:height="4.625cm" svg:x="1.424cm" svg:y="8.425cm">
          <text:p/>
          <draw:enhanced-geometry svg:viewBox="0 0 21600 21600" draw:mirror-horizontal="true" draw:type="line-callout-1" draw:modifiers="-60257.345971564 6102.72373540856 -1599.52606635071 2591.4396887159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3" draw:layer="layout" svg:width="3.072cm" svg:height="0.875cm" svg:x="1.6cm" svg:y="11.925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072cm" svg:height="1cm" svg:x="1.6cm" svg:y="10.675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072cm" svg:height="0.875cm" svg:x="1.6cm" svg:y="9.55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072cm" svg:height="0.875cm" svg:x="1.6cm" svg:y="8.55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3.072cm" svg:height="1.499cm" svg:x="1.578cm" svg:y="6.051cm">
          <text:p text:style-name="P1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7.5cm" svg:height="3.375cm" svg:x="9.925cm" svg:y="8.925cm">
          <text:p text:style-name="P4"><text:span text:style-name="T2">Kernel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9.25cm" svg:height="4.875cm" svg:x="8.425cm" svg:y="7.675cm">
          <text:p text:style-name="P6"><text:span text:style-name="T3">Shell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0.625cm" svg:height="6.625cm" svg:x="7.3cm" svg:y="6.175cm">
          <text:p text:style-name="P8"><text:span text:style-name="T4">Application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3.75cm" svg:height="1.625cm" svg:x="10.3cm" svg:y="9.425cm">
          <text:p text:style-name="P10"><text:span text:style-name="T5">sous-système</text:span></text:p>
          <text:p text:style-name="P10"><text:span text:style-name="T5">réseau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5cm" svg:height="1cm" svg:x="2.9cm" svg:y="7.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1" draw:layer="layout" svg:width="2.602cm" svg:height="0.988cm" svg:x="3.575cm" svg:y="7.562cm">
          <draw:text-box>
            <text:p><text:span text:style-name="T6">socket</text:span></text:p>
          </draw:text-box>
        </draw:frame>
        <draw:frame draw:style-name="gr14" draw:text-style-name="P13" draw:layer="layout" svg:width="4.456cm" svg:height="1.555cm" svg:x="0.923cm" svg:y="4.162cm">
          <draw:text-box>
            <text:p text:style-name="P12"><text:span text:style-name="T7">modèle</text:span></text:p>
            <text:p text:style-name="P12"><text:span text:style-name="T7">contemporain</text:span></text:p>
          </draw:text-box>
        </draw:frame>
        <draw:frame draw:style-name="gr14" draw:text-style-name="P13" draw:layer="layout" svg:width="4.452cm" svg:height="1.555cm" svg:x="10.323cm" svg:y="4.163cm">
          <draw:text-box>
            <text:p text:style-name="P12"><text:span text:style-name="T7">système</text:span></text:p>
            <text:p text:style-name="P12"><text:span text:style-name="T7">d'exploi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02-20T22:02:19</dc:date>
    <meta:editing-duration>PT13H21M5S</meta:editing-duration>
    <meta:editing-cycles>49</meta:editing-cycles>
    <meta:generator>LibreOffice/3.4$Unix LibreOffice_project/340m1$Build-502</meta:generator>
    <meta:document-statistic meta:object-count="16"/>
  </office:meta>
</office:document-meta>
</file>